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9-17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2608" calcext:value-type="float">
            <text:p>137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8-1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7-22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9664" calcext:value-type="float">
            <text:p>137.5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8808" calcext:value-type="float">
            <text:p>137.5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5-15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052" calcext:value-type="float">
            <text:p>137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4-2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3-1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6616" calcext:value-type="float">
            <text:p>137.5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2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5176" calcext:value-type="float">
            <text:p>137.4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5-01-2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1272" calcext:value-type="float">
            <text:p>137.4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12-1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1648" calcext:value-type="float">
            <text:p>137.3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11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1648" calcext:value-type="float">
            <text:p>137.3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9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2128" calcext:value-type="float">
            <text:p>137.4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8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8704" calcext:value-type="float">
            <text:p>137.4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7-1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6-0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5-0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4-2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7952" calcext:value-type="float">
            <text:p>137.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3-1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2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4-01-1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12-28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11-2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3088" calcext:value-type="float">
            <text:p>137.4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10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7472" calcext:value-type="float">
            <text:p>137.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9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6136" calcext:value-type="float">
            <text:p>137.4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8-1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9184" calcext:value-type="float">
            <text:p>137.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7-0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2336" calcext:value-type="float">
            <text:p>137.5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6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9288" calcext:value-type="float">
            <text:p>137.5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5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1" calcext:value-type="float">
            <text:p>137.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4-20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4048" calcext:value-type="float">
            <text:p>137.5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3-1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8328" calcext:value-type="float">
            <text:p>137.4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2-16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8328" calcext:value-type="float">
            <text:p>137.4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3-01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12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11-2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9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8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1376" calcext:value-type="float">
            <text:p>137.5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7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6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3944" calcext:value-type="float">
            <text:p>137.4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5-0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3464" calcext:value-type="float">
            <text:p>137.4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4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3464" calcext:value-type="float">
            <text:p>137.4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3-2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7368" calcext:value-type="float">
            <text:p>137.4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2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0792" calcext:value-type="float">
            <text:p>137.4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2-01-1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9352" calcext:value-type="float">
            <text:p>137.3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12-1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11-1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0792" calcext:value-type="float">
            <text:p>137.4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10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9936" calcext:value-type="float">
            <text:p>137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9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8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86" calcext:value-type="float">
            <text:p>137.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7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6-0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7744" calcext:value-type="float">
            <text:p>137.3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5-2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9936" calcext:value-type="float">
            <text:p>137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4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552" calcext:value-type="float">
            <text:p>137.3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3-1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2-1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1-01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812" calcext:value-type="float">
            <text:p>137.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12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716" calcext:value-type="float">
            <text:p>137.2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11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192" calcext:value-type="float">
            <text:p>137.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10-1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9-0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5824" calcext:value-type="float">
            <text:p>137.2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8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8872" calcext:value-type="float">
            <text:p>137.2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7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6304" calcext:value-type="float">
            <text:p>137.3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6-0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3256" calcext:value-type="float">
            <text:p>137.3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5-0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3736" calcext:value-type="float">
            <text:p>137.3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4-0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9728" calcext:value-type="float">
            <text:p>137.2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3-1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2-1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1064" calcext:value-type="float">
            <text:p>137.2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20-01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2296" calcext:value-type="float">
            <text:p>137.2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12-1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11-1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10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776" calcext:value-type="float">
            <text:p>137.2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9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3632" calcext:value-type="float">
            <text:p>137.2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8-1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8392" calcext:value-type="float">
            <text:p>137.2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7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8872" calcext:value-type="float">
            <text:p>137.2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6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0208" calcext:value-type="float">
            <text:p>137.3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5-1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8872" calcext:value-type="float">
            <text:p>137.2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4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0208" calcext:value-type="float">
            <text:p>137.3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3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4112" calcext:value-type="float">
            <text:p>137.2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2-21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2296" calcext:value-type="float">
            <text:p>137.2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9-01-3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668" calcext:value-type="float">
            <text:p>137.2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12-1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11-0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10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9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8-1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9936" calcext:value-type="float">
            <text:p>137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7-1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8224" calcext:value-type="float">
            <text:p>137.4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6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0416" calcext:value-type="float">
            <text:p>137.4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5-11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0416" calcext:value-type="float">
            <text:p>137.4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4-0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0792" calcext:value-type="float">
            <text:p>137.4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3-08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7744" calcext:value-type="float">
            <text:p>137.3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2-0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5928" calcext:value-type="float">
            <text:p>137.3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8-01-08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12-0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812" calcext:value-type="float">
            <text:p>137.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11-06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10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1648" calcext:value-type="float">
            <text:p>137.3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9456" calcext:value-type="float">
            <text:p>137.3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8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7-19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5176" calcext:value-type="float">
            <text:p>137.4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6-1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5-1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4-0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86" calcext:value-type="float">
            <text:p>137.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3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2-0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7-01-1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6408" calcext:value-type="float">
            <text:p>137.3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11-07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0312" calcext:value-type="float">
            <text:p>137.3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10-06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4216" calcext:value-type="float">
            <text:p>137.3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9-0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8-0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7-0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8224" calcext:value-type="float">
            <text:p>137.4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5-0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1272" calcext:value-type="float">
            <text:p>137.4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4-0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3464" calcext:value-type="float">
            <text:p>137.4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3-0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336" calcext:value-type="float">
            <text:p>137.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2-09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6888" calcext:value-type="float">
            <text:p>137.4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6-01-06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12-03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432" calcext:value-type="float">
            <text:p>137.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11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10-05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0416" calcext:value-type="float">
            <text:p>137.4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9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4424" calcext:value-type="float">
            <text:p>137.5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8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1856" calcext:value-type="float">
            <text:p>137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7-01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9184" calcext:value-type="float">
            <text:p>137.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6-0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9184" calcext:value-type="float">
            <text:p>137.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5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052" calcext:value-type="float">
            <text:p>137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4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3-0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2-0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956" calcext:value-type="float">
            <text:p>137.4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5-01-06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4-12-0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2608" calcext:value-type="float">
            <text:p>137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4-11-2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037157590801</text:p>
          </table:table-cell>
          <table:table-cell office:value-type="string" calcext:value-type="string">
            <text:p>3-4059-01 Kahuku TVWF , Oahu, HI</text:p>
          </table:table-cell>
          <table:table-cell office:value-type="string" calcext:value-type="string">
            <text:p>201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5112" calcext:value-type="float">
            <text:p>137.6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8" meta:object-count="0"/>
    <meta:user-defined meta:name="AppVersion">3.0</meta:user-defined>
  </office:meta>
</office:document-meta>
</file>